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erEndpointRegistration.getSubprotoco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EndpointRegistration.setSubprotocols( List &lt; String &gt; subprotoco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EndpointRegistration.ServerEndpointRegistration( String path , Endpoint 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erEndpointRegistration.getUser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EndpointRegistration.setUserProperties( Map &lt; String , Object &gt; user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erEndpointRegistration.ge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EndpointRegistration.setDecoders( List &lt; Class &lt; ? extends Decoder &gt; &gt; deco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EndpointRegistration.setExtensions( List &lt; Extension &gt; extens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EndpointRegistratio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EndpointRegistration.getEndpointClas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rverEndpointRegistration.getDeco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EndpointRegistration.modifyHandshake( ServerEndpointConfig sec , HandshakeRequest request , Handshake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EndpointRegistration.getConfigu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EndpointRegistration.setBeanFactory( BeanFactory beanFacto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rverEndpointRegistration.getEndpointInstance( Class &lt; T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EndpointRegistration.setEncoders( List &lt; Class &lt; ? extends Encoder &gt; &gt; enco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EndpointRegistration.getEnco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EndpointRegistration.getExtens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EndpointRegistration.ServerEndpointRegistration( String path , Class &lt; ? extends Endpoint &gt; endpoin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erEndpointRegistration.getEndpoi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